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5327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-g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Sat Mar 11 20:11:39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float" office:value="890.559548139572" calcext:value-type="float">
            <text:p>890.559548139572</text:p>
          </table:table-cell>
          <table:table-cell office:value-type="float" office:value="0.819252622753382" calcext:value-type="float">
            <text:p>0.819252622753382</text:p>
          </table:table-cell>
        </table:table-row>
        <table:table-row table:style-name="ro1">
          <table:table-cell office:value-type="string" calcext:value-type="string">
            <text:p>Sat Mar 11 20:27:42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float" office:value="1075.25566387177" calcext:value-type="float">
            <text:p>1075.25566387177</text:p>
          </table:table-cell>
          <table:table-cell office:value-type="float" office:value="2.51196145674586" calcext:value-type="float">
            <text:p>2.51196145674586</text:p>
          </table:table-cell>
        </table:table-row>
        <table:table-row table:style-name="ro1">
          <table:table-cell office:value-type="string" calcext:value-type="string">
            <text:p>Sat Mar 11 20:46:46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float" office:value="873.00202870369" calcext:value-type="float">
            <text:p>873.00202870369</text:p>
          </table:table-cell>
          <table:table-cell office:value-type="float" office:value="0.819252622753382" calcext:value-type="float">
            <text:p>0.819252622753382</text:p>
          </table:table-cell>
        </table:table-row>
        <table:table-row table:style-name="ro1">
          <table:table-cell office:value-type="string" calcext:value-type="string">
            <text:p>Sat Mar 11 21:02:50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float" office:value="1258.27978134155" calcext:value-type="float">
            <text:p>1258.27978134155</text:p>
          </table:table-cell>
          <table:table-cell office:value-type="float" office:value="3.63674877111912" calcext:value-type="float">
            <text:p>3.63674877111912</text:p>
          </table:table-cell>
        </table:table-row>
        <table:table-row table:style-name="ro1">
          <table:table-cell office:value-type="string" calcext:value-type="string">
            <text:p>Sat Mar 11 21:24:54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float" office:value="1057.99376797676" calcext:value-type="float">
            <text:p>1057.99376797676</text:p>
          </table:table-cell>
          <table:table-cell office:value-type="float" office:value="2.51196145674586" calcext:value-type="float">
            <text:p>2.51196145674586</text:p>
          </table:table-cell>
        </table:table-row>
        <table:table-row table:style-name="ro1">
          <table:table-cell office:value-type="string" calcext:value-type="string">
            <text:p>Sat Mar 11 21:43:58 2023</text:p>
          </table:table-cell>
          <table:table-cell office:value-type="string" calcext:value-type="string">
            <text:p>TileDB</text:p>
          </table:table-cell>
          <table:table-cell office:value-type="float" office:value="0.05" calcext:value-type="float">
            <text:p>0.05</text:p>
          </table:table-cell>
          <table:table-cell office:value-type="float" office:value="1096.61168169975" calcext:value-type="float">
            <text:p>1096.61168169975</text:p>
          </table:table-cell>
          <table:table-cell office:value-type="float" office:value="2.51196145674586" calcext:value-type="float">
            <text:p>2.51196145674586</text:p>
          </table:table-cell>
        </table:table-row>
        <table:table-row table:style-name="ro1">
          <table:table-cell office:value-type="string" calcext:value-type="string">
            <text:p>Sat Mar 11 22:03:02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float" office:value="1354.87452745438" calcext:value-type="float">
            <text:p>1354.87452745438</text:p>
          </table:table-cell>
          <table:table-cell office:value-type="float" office:value="3.63674877111912" calcext:value-type="float">
            <text:p>3.63674877111912</text:p>
          </table:table-cell>
        </table:table-row>
        <table:table-row table:style-name="ro1">
          <table:table-cell office:value-type="string" calcext:value-type="string">
            <text:p>Sat Mar 11 22:27:06 2023</text:p>
          </table:table-cell>
          <table:table-cell office:value-type="string" calcext:value-type="string">
            <text:p>TileDB</text:p>
          </table:table-cell>
          <table:table-cell office:value-type="float" office:value="0.1" calcext:value-type="float">
            <text:p>0.1</text:p>
          </table:table-cell>
          <table:table-cell office:value-type="float" office:value="1286.39274096489" calcext:value-type="float">
            <text:p>1286.39274096489</text:p>
          </table:table-cell>
          <table:table-cell office:value-type="float" office:value="3.63674877111912" calcext:value-type="float">
            <text:p>3.63674877111912</text:p>
          </table:table-cell>
        </table:table-row>
        <table:table-row table:style-name="ro1">
          <table:table-cell office:value-type="string" calcext:value-type="string">
            <text:p>Sat Mar 11 22:50:10 2023</text:p>
          </table:table-cell>
          <table:table-cell office:value-type="string" calcext:value-type="string">
            <text:p>TileDB</text:p>
          </table:table-cell>
          <table:table-cell office:value-type="float" office:value="0.01" calcext:value-type="float">
            <text:p>0.01</text:p>
          </table:table-cell>
          <table:table-cell office:value-type="float" office:value="874.014199972153" calcext:value-type="float">
            <text:p>874.014199972153</text:p>
          </table:table-cell>
          <table:table-cell office:value-type="float" office:value="0.819252622753382" calcext:value-type="float">
            <text:p>0.819252622753382</text:p>
          </table:table-cell>
        </table:table-row>
      </table:table>
      <table:table table:name="Pivot Table_out-gcs_1" table:style-name="ta1">
        <table:table-column table:style-name="co6" table:default-cell-style-name="ce1"/>
        <table:table-column table:style-name="co6" table:default-cell-style-name="ce6"/>
        <table:table-column table:style-name="co6" table:default-cell-style-name="ce11"/>
        <table:table-column table:style-name="co6" table:default-cell-style-name="ce16"/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Selectivity</text:p>
          </table:table-cell>
          <table:table-cell table:style-name="ce12" office:value-type="string" calcext:value-type="string">
            <text:p>Median - Total Time (s)</text:p>
          </table:table-cell>
          <table:table-cell table:style-name="ce17" office:value-type="string" calcext:value-type="string">
            <text:p>Median - Cost ($)</text:p>
          </table:table-cell>
        </table:table-row>
        <table:table-row table:style-name="ro1">
          <table:table-cell table:style-name="ce3" office:value-type="string" calcext:value-type="string">
            <text:p>TileDB</text:p>
          </table:table-cell>
          <table:table-cell table:style-name="ce8" office:value-type="float" office:value="0.01" calcext:value-type="float">
            <text:p>0.01</text:p>
          </table:table-cell>
          <table:table-cell table:style-name="ce13" office:value-type="float" office:value="874.014199972153" calcext:value-type="float">
            <text:p>874.014199972153</text:p>
          </table:table-cell>
          <table:table-cell table:style-name="ce18" office:value-type="float" office:value="0.819252622753382" calcext:value-type="float">
            <text:p>0.819252622753382</text:p>
          </table:table-cell>
        </table:table-row>
        <table:table-row table:style-name="ro1">
          <table:table-cell table:style-name="ce4"/>
          <table:table-cell table:style-name="ce9" office:value-type="float" office:value="0.05" calcext:value-type="float">
            <text:p>0.05</text:p>
          </table:table-cell>
          <table:table-cell table:style-name="ce14" office:value-type="float" office:value="1075.25566387177" calcext:value-type="float">
            <text:p>1075.25566387177</text:p>
          </table:table-cell>
          <table:table-cell table:style-name="ce19" office:value-type="float" office:value="2.51196145674586" calcext:value-type="float">
            <text:p>2.51196145674586</text:p>
          </table:table-cell>
        </table:table-row>
        <table:table-row table:style-name="ro1">
          <table:table-cell table:style-name="ce5"/>
          <table:table-cell table:style-name="ce10" office:value-type="float" office:value="0.1" calcext:value-type="float">
            <text:p>0.1</text:p>
          </table:table-cell>
          <table:table-cell table:style-name="ce15" office:value-type="float" office:value="1286.39274096489" calcext:value-type="float">
            <text:p>1286.39274096489</text:p>
          </table:table-cell>
          <table:table-cell table:style-name="ce20" office:value-type="float" office:value="3.63674877111912" calcext:value-type="float">
            <text:p>3.63674877111912</text:p>
          </table:table-cell>
        </table:table-row>
      </table:table>
      <table:named-expressions/>
      <table:data-pilot-tables>
        <table:data-pilot-table table:name="DataPilot1" table:application-data="" table:target-range-address="'Pivot Table_out-gcs_1'.A1:'Pivot Table_out-gcs_1'.D5" table:buttons="'Pivot Table_out-gcs_1'.A2 'Pivot Table_out-gcs_1'.B2 'Pivot Table_out-gcs_1'.C1" table:grand-total="none" table:show-filter-button="false">
          <table:source-cell-range table:cell-range-address="'out-gcs'.A1:'out-gcs'.E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TileD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873.00202870369" table:display="true" table:show-details="true"/>
                <table:data-pilot-member table:name="874.014199972153" table:display="true" table:show-details="true"/>
                <table:data-pilot-member table:name="890.559548139572" table:display="true" table:show-details="true"/>
                <table:data-pilot-member table:name="1057.99376797676" table:display="true" table:show-details="true"/>
                <table:data-pilot-member table:name="1075.25566387177" table:display="true" table:show-details="true"/>
                <table:data-pilot-member table:name="1096.61168169975" table:display="true" table:show-details="true"/>
                <table:data-pilot-member table:name="1258.27978134155" table:display="true" table:show-details="true"/>
                <table:data-pilot-member table:name="1286.39274096489" table:display="true" table:show-details="true"/>
                <table:data-pilot-member table:name="1354.8745274543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0.819252622753382" table:display="true" table:show-details="true"/>
                <table:data-pilot-member table:name="2.51196145674586" table:display="true" table:show-details="true"/>
                <table:data-pilot-member table:name="3.636748771119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7T23:02:41.074284009</dc:date>
    <meta:editing-duration>PT1M12S</meta:editing-duration>
    <meta:editing-cycles>1</meta:editing-cycles>
    <meta:document-statistic meta:table-count="2" meta:cell-count="65" meta:object-count="0"/>
    <meta:generator>LibreOffice/7.2.4.1$MacOSX_X86_64 LibreOffice_project/27d75539669ac387bb498e35313b970b7fe9c4f9</meta:generator>
  </office:meta>
</office:document-meta>
</file>